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6.114cm" fo:min-width="8.50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5.928cm" fo:min-width="7.25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6.61cm" fo:min-width="8.198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7.034cm" fo:min-width="9.47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5.366cm" fo:min-width="7.027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6.852cm" fo:min-width="8.891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6.256cm" fo:min-width="10.95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114cm" fo:min-width="7.8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6.131cm" fo:min-width="9.04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5.329cm" fo:min-width="7.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7.331cm" fo:min-width="9.171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5.007cm" fo:min-width="9.23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7.316cm" fo:min-width="9.89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6.931cm" fo:min-width="9.84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6.044cm" fo:min-width="9.75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objectwithoutfill">
      <style:graphic-properties draw:marker-start="Line_20_Arrow_20_3" draw:marker-end="Arrow" draw:marker-end-width="0.3cm" draw:fill="none" draw:textarea-vertical-align="middle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24" style:family="graphic" style:parent-style-name="standard">
      <style:graphic-properties draw:stroke="none" svg:stroke-color="#000000" draw:fill="none" draw:fill-color="#ffffff" fo:min-height="1.45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28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15cm" fo:min-width="5.7cm" draw:shadow-opacity="20%"/>
    </style:style>
    <style:style style:name="gr29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55cm" fo:min-width="5.7cm" draw:shadow-opacity="20%"/>
    </style:style>
    <style:style style:name="gr30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4.45cm" fo:min-width="18cm" draw:shadow-opacity="20%"/>
    </style:style>
    <style:style style:name="gr31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6.15cm" fo:min-width="32.7cm" draw:shadow-opacity="20%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4.348cm" fo:min-width="4.592cm"/>
    </style:style>
    <style:style style:name="gr34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35" style:family="graphic" style:parent-style-name="standard">
      <style:graphic-properties draw:fill-color="#ffffcc" draw:textarea-horizontal-align="justify" draw:textarea-vertical-align="middle" draw:auto-grow-height="false" fo:min-height="3.216cm" fo:min-width="3.884cm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3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none" svg:stroke-color="#000000" draw:fill="none" draw:fill-color="#ffffff" fo:min-height="1.05cm"/>
    </style:style>
    <style:style style:name="gr39" style:family="graphic" style:parent-style-name="standard">
      <style:graphic-properties draw:stroke="none" svg:stroke-color="#000000" draw:fill="none" draw:fill-color="#ffffff" fo:min-height="1.124cm"/>
    </style:style>
    <style:style style:name="gr40" style:family="graphic" style:parent-style-name="standard">
      <style:graphic-properties draw:fill-color="#ffffcc" draw:textarea-horizontal-align="justify" draw:textarea-vertical-align="middle" draw:auto-grow-height="false" fo:min-height="3.358cm" fo:min-width="4.874cm"/>
    </style:style>
    <style:style style:name="gr41" style:family="graphic" style:parent-style-name="standard" style:list-style-name="L1">
      <style:graphic-properties draw:fill-color="#ffffcc" draw:textarea-horizontal-align="justify" draw:textarea-vertical-align="middle" draw:auto-grow-height="false" fo:min-height="3.074cm" fo:min-width="2.966cm"/>
    </style:style>
    <style:style style:name="gr42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3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36pt"/>
    </style:style>
    <style:style style:name="P5" style:family="paragraph">
      <loext:graphic-properties draw:fill-color="#ffffcc"/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text-properties fo:font-size="36pt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="solid" draw:fill-color="#729fcf" draw:opacity="20%"/>
      <style:paragraph-properties fo:text-align="center"/>
    </style:style>
    <style:style style:name="P9" style:family="paragraph">
      <loext:graphic-properties draw:fill-color="#ffcc99"/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-color="#ffffcc"/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6pt"/>
    </style:style>
    <style:style style:name="P12" style:family="paragraph">
      <loext:graphic-properties draw:fill="none" draw:fill-color="#ffffff"/>
      <style:text-properties fo:font-size="22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14" style:family="paragraph">
      <loext:graphic-properties draw:fill-color="#ffffcc"/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22pt"/>
    </style:style>
    <style:style style:name="P17" style:family="paragraph">
      <loext:graphic-properties draw:fill="none" draw:fill-color="#ffffff"/>
      <style:text-properties fo:font-size="2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font-size="36pt"/>
    </style:style>
    <style:style style:name="T3" style:family="text">
      <style:text-properties style:font-name="Liberation Sans3" fo:font-size="36pt" style:font-name-asian="Liberation Sans3" style:font-name-complex="Liberation Sans3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36pt" style:font-size-asian="22pt" style:font-size-complex="2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color="#0000cc" fo:font-size="16pt" fo:font-weight="bold" style:font-size-asian="18pt" style:font-weight-asian="bold" style:font-size-complex="18pt" style:font-weight-complex="bold"/>
    </style:style>
    <style:style style:name="T8" style:family="text">
      <style:text-properties fo:color="#006600" fo:font-size="16pt" fo:font-weight="bold" style:font-size-asian="18pt" style:font-weight-asian="bold" style:font-size-complex="18pt" style:font-weight-complex="bold"/>
    </style:style>
    <style:style style:name="T9" style:family="text">
      <style:text-properties fo:color="#ff3333" fo:font-size="16pt" fo:font-weight="bold" style:font-size-asian="18pt" style:font-weight-asian="bold" style:font-size-complex="18pt" style:font-weight-complex="bold"/>
    </style:style>
    <style:style style:name="T10" style:family="text">
      <style:text-properties fo:color="#ff0066"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weight="bold" style:font-size-asian="18pt" style:font-weight-asian="bold" style:font-size-complex="18pt" style:font-weight-complex="bold"/>
    </style:style>
    <style:style style:name="T12" style:family="text">
      <style:text-properties fo:font-size="16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style:font-name="Liberation Sans3" fo:font-size="22pt" style:font-name-asian="Liberation Sans3" style:font-size-asian="18pt" style:font-name-complex="Liberation Sans3" style:font-size-complex="18pt"/>
    </style:style>
    <style:style style:name="T15" style:family="text">
      <style:text-properties fo:color="#0000cc" fo:font-size="16pt" fo:font-weight="bold" style:font-weight-asian="bold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6600" fo:font-size="16pt" fo:font-weight="bold" style:font-weight-asian="bold" style:font-weight-complex="bold"/>
    </style:style>
    <style:style style:name="T18" style:family="text">
      <style:text-properties fo:color="#ff0066" fo:font-size="16pt" fo:font-weight="bold" style:font-weight-asian="bold" style:font-weight-complex="bold"/>
    </style:style>
    <style:style style:name="T19" style:family="text">
      <style:text-properties fo:font-size="22pt"/>
    </style:style>
    <style:style style:name="T20" style:family="text">
      <style:text-properties style:font-name="Liberation Sans3" fo:font-size="22pt" style:font-name-asian="Liberation Sans3" style:font-name-complex="Liberation Sans3"/>
    </style:style>
    <style:style style:name="T21" style:family="text">
      <style:text-properties style:text-position="sub 58%" fo:font-size="22pt" style:font-size-asian="22pt" style:font-size-complex="22pt"/>
    </style:style>
    <style:style style:name="T22" style:family="text">
      <style:text-properties fo:color="#ff0000" fo:font-size="16pt" fo:font-weight="bold" style:font-weight-asian="bold" style:font-weight-complex="bold"/>
    </style:style>
    <style:style style:name="T23" style:family="text"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12.73cm" svg:height="9cm" svg:x="4.47cm" svg:y="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0.971cm" svg:height="8.736cm" svg:x="20.8cm" svg:y="3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2.3cm" svg:height="9.7cm" svg:x="36.9cm" svg:y="3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4.1cm" svg:height="10.3cm" svg:x="51.8cm" svg:y="3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0.643cm" svg:height="7.942cm" svg:x="70.1cm" svg:y="3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13.279cm" svg:height="10.042cm" svg:x="83.364cm" svg:y="3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16.2cm" svg:height="9.2cm" svg:x="98.543cm" svg:y="3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11.8cm" svg:height="9cm" svg:x="116.543cm" svg:y="3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9.779cm" svg:x2="85.308cm" svg:y2="11.572cm" draw:start-shape="id1" draw:start-glue-point="9" draw:end-shape="id2" draw:end-glue-point="7" svg:d="M79185 9779c0 5647 6123 4751 6123 1793" svg:viewBox="0 0 6124 4133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1.792cm" svg:x2="71.658cm" svg:y2="9.779cm" draw:start-shape="id3" draw:start-glue-point="9" draw:end-shape="id1" draw:end-glue-point="7" svg:d="M63836 11792c0 3015 7822 4021 7822-2013" svg:viewBox="0 0 7823 4411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1.28cm" svg:x2="53.864cm" svg:y2="11.792cm" draw:start-shape="id4" draw:start-glue-point="9" draw:end-shape="id3" draw:end-glue-point="7" svg:d="M47399 11280c0 3783 6465 3527 6465 512" svg:viewBox="0 0 6466 2807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10.457cm" svg:x2="38.701cm" svg:y2="11.28cm" draw:start-shape="id5" draw:start-glue-point="9" draw:end-shape="id4" draw:end-glue-point="7" svg:d="M30165 10457c0 4117 8536 3706 8536 823" svg:viewBox="0 0 8537 3040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10.682cm" svg:x2="22.406cm" svg:y2="10.457cm" draw:start-shape="id6" draw:start-glue-point="9" draw:end-shape="id5" draw:end-glue-point="7" svg:d="M15336 10682c0 2730 7070 2842 7070-225" svg:viewBox="0 0 7071 2288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1.572cm" svg:x2="100.915cm" svg:y2="10.853cm" draw:start-shape="id2" draw:start-glue-point="9" draw:end-shape="id7" draw:end-glue-point="7" svg:d="M94699 11572c0 2958 6216 3317 6216-719" svg:viewBox="0 0 6217 2985">
          <text:p/>
        </draw:connector>
        <draw:connector draw:style-name="gr9" draw:text-style-name="P4" draw:layer="layout" draw:type="curve" svg:x1="112.371cm" svg:y1="10.853cm" svg:x2="118.271cm" svg:y2="10.682cm" draw:start-shape="id7" draw:start-glue-point="9" draw:end-shape="id8" draw:end-glue-point="7" svg:d="M112371 10853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3cm" svg:x2="10.835cm" svg:y2="3cm" draw:start-shape="id8" draw:start-glue-point="4" draw:end-shape="id6" draw:end-glue-point="4" svg:d="M122443 3000c0-2635-111608-2635-111608 0" svg:viewBox="0 0 111609 1977">
          <text:p/>
        </draw:connector>
        <draw:line draw:style-name="gr11" draw:text-style-name="P4" draw:layer="layout" svg:x1="10.3cm" svg:y1="11.5cm" svg:x2="10.1cm" svg:y2="45.8cm">
          <text:p/>
        </draw:line>
        <draw:custom-shape draw:style-name="gr12" draw:text-style-name="P2" xml:id="id10" draw:id="id10" draw:layer="layout" svg:width="13.5cm" svg:height="9.023cm" svg:x="3.2cm" svg:y="23.86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1" draw:id="id11" draw:layer="layout" svg:width="11cm" svg:height="7.889cm" svg:x="20.6cm" svg:y="23.863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13.675cm" svg:height="10.721cm" svg:x="32.8cm" svg:y="23.86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34.802cm" svg:y1="25.433cm" svg:x2="14.723cm" svg:y2="25.184cm" draw:start-shape="id9" draw:start-glue-point="5" draw:end-shape="id10" draw:end-glue-point="11" svg:d="M34802 25433c0-3108-20079-2983-20079-249" svg:viewBox="0 0 20080 2316">
          <text:p text:style-name="P1"><text:span text:style-name="T2"><text:s text:c="29"/></text:span></text:p>
        </draw:connector>
        <draw:connector draw:style-name="gr9" draw:text-style-name="P4" draw:layer="layout" draw:type="curve" svg:x1="29.99cm" svg:y1="30.597cm" svg:x2="34.802cm" svg:y2="33.014cm" draw:start-shape="id11" draw:start-glue-point="9" draw:end-shape="id9" draw:end-glue-point="7" svg:d="M29990 30597c0 6732 4812 5523 4812 2417" svg:viewBox="0 0 4813 4913">
          <text:p text:style-name="P1"><text:span text:style-name="T2"><text:s text:c="6"/></text:span></text:p>
        </draw:connector>
        <draw:connector draw:style-name="gr10" draw:text-style-name="P4" draw:layer="layout" draw:type="curve" svg:x1="14.723cm" svg:y1="31.565cm" svg:x2="22.21cm" svg:y2="30.597cm" draw:start-shape="id10" draw:start-glue-point="9" draw:end-shape="id11" draw:end-glue-point="7" svg:d="M14723 31565c0 2733 7487 3217 7487-968" svg:viewBox="0 0 7488 3082">
          <text:p/>
        </draw:connector>
        <draw:custom-shape draw:style-name="gr15" draw:text-style-name="P2" xml:id="id15" draw:id="id15" draw:layer="layout" svg:width="13.77cm" svg:height="7.433cm" svg:x="2.93cm" svg:y="46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4" draw:id="id14" draw:layer="layout" svg:width="14.7cm" svg:height="10.7cm" svg:x="22.9cm" svg:y="43.7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14.633cm" svg:height="10.153cm" svg:x="43.367cm" svg:y="43.9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55.858cm" svg:y1="52.567cm" svg:x2="64.823cm" svg:y2="51.597cm" draw:start-shape="id12" draw:start-glue-point="9" draw:end-shape="id13" draw:end-glue-point="7" svg:d="M55858 52567c0 2980 8965 3465 8965-970" svg:viewBox="0 0 8966 3270">
          <text:p text:style-name="P1"><text:span text:style-name="T2"><text:s text:c="29"/></text:span></text:p>
        </draw:connector>
        <draw:connector draw:style-name="gr9" draw:text-style-name="P4" draw:layer="layout" draw:type="curve" svg:x1="35.448cm" svg:y1="52.833cm" svg:x2="45.509cm" svg:y2="52.567cm" draw:start-shape="id14" draw:start-glue-point="9" draw:end-shape="id12" draw:end-glue-point="7" svg:d="M35448 52833c0 3103 10061 3236 10061-266" svg:viewBox="0 0 10062 2611">
          <text:p text:style-name="P1"><text:span text:style-name="T2"><text:s text:c="6"/></text:span></text:p>
        </draw:connector>
        <draw:connector draw:style-name="gr10" draw:text-style-name="P4" draw:layer="layout" draw:type="curve" svg:x1="14.684cm" svg:y1="52.445cm" svg:x2="25.052cm" svg:y2="52.833cm" draw:start-shape="id15" draw:start-glue-point="9" draw:end-shape="id14" draw:end-glue-point="7" svg:d="M14684 52445c0 3685 10368 3491 10368 388" svg:viewBox="0 0 10369 2741">
          <text:p/>
        </draw:connector>
        <draw:custom-shape draw:style-name="gr18" draw:text-style-name="P5" xml:id="id13" draw:id="id13" draw:layer="layout" svg:width="14.5cm" svg:height="8.9cm" svg:x="62.7cm" svg:y="44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64.823cm" svg:y1="45.303cm" svg:x2="14.684cm" svg:y2="47.188cm" draw:start-shape="id13" draw:start-glue-point="5" draw:end-shape="id15" draw:end-glue-point="11" svg:d="M64823 45303c0-3337-50139-4280-50139 1885" svg:viewBox="0 0 50140 4516">
          <text:p/>
        </draw:connector>
      </draw:page>
      <draw:page draw:name="page2" draw:style-name="dp1" draw:master-page-name="默认">
        <draw:custom-shape draw:style-name="gr1" draw:text-style-name="P2" xml:id="id21" draw:id="id21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2" draw:id="id22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3" draw:id="id23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16" draw:start-glue-point="9" draw:end-shape="id17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18" draw:start-glue-point="9" draw:end-shape="id16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19" draw:start-glue-point="9" draw:end-shape="id18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20" draw:start-glue-point="9" draw:end-shape="id19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21" draw:start-glue-point="9" draw:end-shape="id20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17" draw:start-glue-point="9" draw:end-shape="id22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22" draw:start-glue-point="9" draw:end-shape="id23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23" draw:start-glue-point="4" draw:end-shape="id21" draw:end-glue-point="4" svg:d="M122443 4827c0-7326-111608-5762-111608-3127" svg:viewBox="0 0 111609 5323">
          <text:p/>
        </draw:connector>
        <draw:line draw:style-name="gr10" draw:text-style-name="P4" draw:layer="layout" svg:x1="35.7cm" svg:y1="26.3cm" svg:x2="88.7cm" svg:y2="26.3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10.4cm" svg:y1="10.4cm" svg:x2="10.4cm" svg:y2="43.5cm">
          <text:p/>
        </draw:line>
        <draw:line draw:style-name="gr11" draw:text-style-name="P4" draw:layer="layout" svg:x1="99.4cm" svg:y1="22.3cm" svg:x2="99.4cm" svg:y2="38.9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8.2cm" svg:y1="25.1cm" svg:x2="42.1cm" svg:y2="25.1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25.1cm" svg:x2="48.3cm" svg:y2="25.1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70.9cm" svg:y1="26.127cm" svg:x2="74.1cm" svg:y2="26.1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8.3cm" svg:y1="44.3cm" svg:x2="75.2cm" svg:y2="44.3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5" draw:id="id25" draw:layer="layout" svg:width="4.33cm" svg:height="3.633cm" svg:x="35.864cm" svg:y="28.6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26" draw:id="id26" draw:layer="layout" svg:width="4.33cm" svg:height="3.633cm" svg:x="41.67cm" svg:y="28.2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24" draw:id="id24" draw:layer="layout" svg:width="4.73cm" svg:height="3.9cm" svg:x="48cm" svg:y="28.1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8.692cm" svg:y1="28.671cm" svg:x2="39.56cm" svg:y2="29.149cm" draw:start-shape="id24" draw:start-glue-point="5" draw:end-shape="id25" draw:end-glue-point="11" svg:d="M48692 286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45.366cm" svg:y1="31.368cm" svg:x2="48.692cm" svg:y2="31.429cm" draw:start-shape="id26" draw:start-glue-point="9" draw:end-shape="id24" draw:end-glue-point="7" svg:d="M45366 313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8.029cm" svg:y1="32.25cm" svg:x2="42.304cm" svg:y2="31.368cm" draw:start-shape="id25" draw:start-glue-point="8" draw:end-shape="id26" draw:end-glue-point="7" svg:d="M38029 32250c0 1753 4275 2194 4275-882" svg:viewBox="0 0 4276 2257">
          <text:p/>
        </draw:connector>
        <draw:line draw:style-name="gr10" draw:text-style-name="P4" draw:layer="layout" svg:x1="35.7cm" svg:y1="34.6cm" svg:x2="88.7cm" svg:y2="34.6cm">
          <text:p/>
        </draw:line>
        <draw:line draw:style-name="gr11" draw:text-style-name="P4" draw:layer="layout" svg:x1="48.7cm" svg:y1="31.4cm" svg:x2="48.7cm" svg:y2="35cm">
          <text:p/>
        </draw:line>
        <draw:frame draw:style-name="gr24" draw:text-style-name="P6" draw:layer="layout" svg:width="5.4cm" svg:height="1.7cm" svg:x="86.9cm" svg:y="34.6cm">
          <draw:text-box>
            <text:p><text:span text:style-name="T2">time</text:span></text:p>
          </draw:text-box>
        </draw:frame>
        <draw:line draw:style-name="gr20" draw:text-style-name="P4" draw:layer="layout" svg:x1="38.1cm" svg:y1="33.8cm" svg:x2="42.4cm" svg:y2="33.8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33.8cm" svg:x2="48.8cm" svg:y2="33.8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50.7cm" svg:y1="31.9cm" svg:x2="50.7cm" svg:y2="34.7cm">
          <text:p/>
        </draw:line>
        <draw:line draw:style-name="gr20" draw:text-style-name="P4" draw:layer="layout" svg:x1="48.7cm" svg:y1="33.8cm" svg:x2="50.7cm" svg:y2="33.8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9" draw:id="id29" draw:layer="layout" svg:width="4.33cm" svg:height="3.633cm" svg:x="35.73cm" svg:y="38.5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30" draw:id="id30" draw:layer="layout" svg:width="5.2cm" svg:height="4.6cm" svg:x="66cm" svg:y="37.8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27" draw:id="id27" draw:layer="layout" svg:width="4.17cm" svg:height="3.6cm" svg:x="74.4cm" svg:y="38.2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7.96cm" svg:y1="41.273cm" svg:x2="80.976cm" svg:y2="41.527cm" draw:start-shape="id27" draw:start-glue-point="9" draw:end-shape="id28" draw:end-glue-point="7" svg:d="M77960 412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70.439cm" svg:y1="41.727cm" svg:x2="75.01cm" svg:y2="41.273cm" draw:end-shape="id27" draw:end-glue-point="7" svg:d="M70439 417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39.426cm" svg:y1="41.601cm" svg:x2="66.761cm" svg:y2="41.727cm" draw:start-shape="id29" draw:start-glue-point="9" draw:end-shape="id30" draw:end-glue-point="7" svg:d="M39426 41601c0 3540 27335 3477 27335 126" svg:viewBox="0 0 27336 2648">
          <text:p/>
        </draw:connector>
        <draw:custom-shape draw:style-name="gr27" draw:text-style-name="P5" xml:id="id28" draw:id="id28" draw:layer="layout" svg:width="5.3cm" svg:height="4.6cm" svg:x="80.2cm" svg:y="37.6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80.976cm" svg:y1="38.273cm" svg:x2="39.426cm" svg:y2="39.032cm" draw:start-shape="id28" draw:start-glue-point="5" draw:end-shape="id29" draw:end-glue-point="11" svg:d="M80976 38273c0-2860-41550-3240-41550 759" svg:viewBox="0 0 41551 2955">
          <text:p/>
        </draw:connector>
        <draw:line draw:style-name="gr10" draw:text-style-name="P4" draw:layer="layout" svg:x1="35.7cm" svg:y1="46.2cm" svg:x2="88.7cm" svg:y2="46.2cm">
          <text:p/>
        </draw:line>
        <draw:frame draw:style-name="gr24" draw:text-style-name="P6" draw:layer="layout" svg:width="5.4cm" svg:height="1.7cm" svg:x="86.6cm" svg:y="46.2cm">
          <draw:text-box>
            <text:p><text:span text:style-name="T2">time</text:span></text:p>
          </draw:text-box>
        </draw:frame>
        <draw:line draw:style-name="gr11" draw:text-style-name="P4" draw:layer="layout" svg:x1="75.2cm" svg:y1="41.6cm" svg:x2="75.2cm" svg:y2="45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85.4cm" svg:y1="40.6cm" svg:x2="85.4cm" svg:y2="46.2cm">
          <text:p/>
        </draw:line>
        <draw:line draw:style-name="gr20" draw:text-style-name="P4" draw:layer="layout" svg:x1="38.2cm" svg:y1="45.4cm" svg:x2="85.4cm" svg:y2="45.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37.1cm" svg:y="45.9cm">
          <draw:text-box>
            <text:p><text:span text:style-name="T4">t_</text:span><text:span text:style-name="T5">start</text:span></text:p>
          </draw:text-box>
        </draw:frame>
      </draw:page>
      <draw:page draw:name="page3" draw:style-name="dp1" draw:master-page-name="默认">
        <draw:custom-shape draw:style-name="gr1" draw:text-style-name="P2" xml:id="id36" draw:id="id36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7" draw:id="id37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31" draw:start-glue-point="9" draw:end-shape="id32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33" draw:start-glue-point="9" draw:end-shape="id31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34" draw:start-glue-point="9" draw:end-shape="id33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35" draw:start-glue-point="9" draw:end-shape="id34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36" draw:start-glue-point="9" draw:end-shape="id35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32" draw:start-glue-point="9" draw:end-shape="id37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37" draw:start-glue-point="9" draw:end-shape="id38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38" draw:start-glue-point="4" draw:end-shape="id36" draw:end-glue-point="4" svg:d="M122443 4827c0-7326-111608-5762-111608-3127" svg:viewBox="0 0 111609 5323">
          <text:p/>
        </draw:connector>
        <draw:line draw:style-name="gr10" draw:text-style-name="P4" draw:layer="layout" svg:x1="1cm" svg:y1="14.9cm" svg:x2="54cm" svg:y2="14.9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3.4cm" svg:y1="7cm" svg:x2="3.4cm" svg:y2="34.9cm">
          <text:p/>
        </draw:line>
        <draw:line draw:style-name="gr11" draw:text-style-name="P4" draw:layer="layout" svg:x1="7.6cm" svg:y1="7cm" svg:x2="7.6cm" svg:y2="23.6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.5cm" svg:y1="13.7cm" svg:x2="7.4cm" svg:y2="13.7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13.7cm" svg:x2="13.6cm" svg:y2="13.7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36.2cm" svg:y1="14.727cm" svg:x2="39.4cm" svg:y2="14.7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6cm" svg:y1="32.9cm" svg:x2="40.5cm" svg:y2="32.9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0" draw:id="id40" draw:layer="layout" svg:width="4.33cm" svg:height="3.633cm" svg:x="1.164cm" svg:y="17.2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1" draw:id="id41" draw:layer="layout" svg:width="4.33cm" svg:height="3.633cm" svg:x="6.97cm" svg:y="16.8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39" draw:id="id39" draw:layer="layout" svg:width="4.73cm" svg:height="3.9cm" svg:x="13.3cm" svg:y="16.7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13.992cm" svg:y1="17.271cm" svg:x2="4.86cm" svg:y2="17.749cm" draw:start-shape="id39" draw:start-glue-point="5" draw:end-shape="id40" draw:end-glue-point="11" svg:d="M13992 172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10.666cm" svg:y1="19.968cm" svg:x2="13.992cm" svg:y2="20.029cm" draw:start-shape="id41" draw:start-glue-point="9" draw:end-shape="id39" draw:end-glue-point="7" svg:d="M10666 199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.329cm" svg:y1="20.85cm" svg:x2="7.604cm" svg:y2="19.968cm" draw:start-shape="id40" draw:start-glue-point="8" draw:end-shape="id41" draw:end-glue-point="7" svg:d="M3329 20850c0 1753 4275 2194 4275-882" svg:viewBox="0 0 4276 2257">
          <text:p/>
        </draw:connector>
        <draw:line draw:style-name="gr10" draw:text-style-name="P4" draw:layer="layout" svg:x1="1cm" svg:y1="23.2cm" svg:x2="54cm" svg:y2="23.2cm">
          <text:p/>
        </draw:line>
        <draw:line draw:style-name="gr11" draw:text-style-name="P4" draw:layer="layout" svg:x1="14cm" svg:y1="20cm" svg:x2="14cm" svg:y2="23.6cm">
          <text:p/>
        </draw:line>
        <draw:frame draw:style-name="gr24" draw:text-style-name="P6" draw:layer="layout" svg:width="5.4cm" svg:height="1.7cm" svg:x="52.2cm" svg:y="23.2cm">
          <draw:text-box>
            <text:p><text:span text:style-name="T2">time</text:span></text:p>
          </draw:text-box>
        </draw:frame>
        <draw:line draw:style-name="gr20" draw:text-style-name="P4" draw:layer="layout" svg:x1="3.4cm" svg:y1="22.4cm" svg:x2="7.7cm" svg:y2="22.4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22.4cm" svg:x2="14.1cm" svg:y2="22.4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16cm" svg:y1="20.5cm" svg:x2="16cm" svg:y2="23.3cm">
          <text:p/>
        </draw:line>
        <draw:line draw:style-name="gr20" draw:text-style-name="P4" draw:layer="layout" svg:x1="14cm" svg:y1="22.4cm" svg:x2="16cm" svg:y2="22.4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4" draw:id="id44" draw:layer="layout" svg:width="4.33cm" svg:height="3.633cm" svg:x="1.03cm" svg:y="27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45" draw:id="id45" draw:layer="layout" svg:width="5.2cm" svg:height="4.6cm" svg:x="31.3cm" svg:y="26.4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42" draw:id="id42" draw:layer="layout" svg:width="4.17cm" svg:height="3.6cm" svg:x="39.7cm" svg:y="26.8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3.26cm" svg:y1="29.873cm" svg:x2="46.276cm" svg:y2="30.127cm" draw:start-shape="id42" draw:start-glue-point="9" draw:end-shape="id43" draw:end-glue-point="7" svg:d="M43260 298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35.739cm" svg:y1="30.327cm" svg:x2="40.31cm" svg:y2="29.873cm" draw:end-shape="id42" draw:end-glue-point="7" svg:d="M35739 303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4.726cm" svg:y1="30.201cm" svg:x2="32.061cm" svg:y2="30.327cm" draw:start-shape="id44" draw:start-glue-point="9" draw:end-shape="id45" draw:end-glue-point="7" svg:d="M4726 30201c0 3540 27335 3477 27335 126" svg:viewBox="0 0 27336 2648">
          <text:p/>
        </draw:connector>
        <draw:custom-shape draw:style-name="gr27" draw:text-style-name="P5" xml:id="id43" draw:id="id43" draw:layer="layout" svg:width="5.3cm" svg:height="4.6cm" svg:x="45.5cm" svg:y="26.2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46.276cm" svg:y1="26.873cm" svg:x2="4.726cm" svg:y2="27.632cm" draw:start-shape="id43" draw:start-glue-point="5" draw:end-shape="id44" draw:end-glue-point="11" svg:d="M46276 26873c0-2860-41550-3240-41550 759" svg:viewBox="0 0 41551 2955">
          <text:p/>
        </draw:connector>
        <draw:line draw:style-name="gr10" draw:text-style-name="P4" draw:layer="layout" svg:x1="1cm" svg:y1="34.8cm" svg:x2="54cm" svg:y2="34.8cm">
          <text:p/>
        </draw:line>
        <draw:frame draw:style-name="gr24" draw:text-style-name="P6" draw:layer="layout" svg:width="5.4cm" svg:height="1.7cm" svg:x="51.9cm" svg:y="34.8cm">
          <draw:text-box>
            <text:p><text:span text:style-name="T2">time</text:span></text:p>
          </draw:text-box>
        </draw:frame>
        <draw:line draw:style-name="gr11" draw:text-style-name="P4" draw:layer="layout" svg:x1="40.5cm" svg:y1="30.2cm" svg:x2="40.5cm" svg:y2="33.6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50.7cm" svg:y1="29.2cm" svg:x2="50.7cm" svg:y2="34.8cm">
          <text:p/>
        </draw:line>
        <draw:line draw:style-name="gr20" draw:text-style-name="P4" draw:layer="layout" svg:x1="3.5cm" svg:y1="34cm" svg:x2="50.7cm" svg:y2="3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2.4cm" svg:y="34.5cm">
          <draw:text-box>
            <text:p><text:span text:style-name="T4">t_</text:span><text:span text:style-name="T5">start</text:span></text:p>
          </draw:text-box>
        </draw:frame>
      </draw:page>
      <draw:page draw:name="page4" draw:style-name="dp1" draw:master-page-name="默认">
        <draw:custom-shape draw:style-name="gr28" draw:text-style-name="P8" draw:layer="layout" svg:width="6.2cm" svg:height="5.4cm" svg:x="4.1cm" svg:y="26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6.2cm" svg:height="5.8cm" svg:x="34.8cm" svg:y="2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8.5cm" svg:height="4.7cm" svg:x="4.5cm" svg:y="16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3.2cm" svg:height="6.4cm" svg:x="4.4cm" svg:y="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xml:id="id51" draw:id="id51" draw:layer="layout" svg:width="4.33cm" svg:height="3.633cm" svg:x="5.17cm" svg:y="3.36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4.33cm" svg:height="3.633cm" svg:x="10.77cm" svg:y="3.567cm">
          <text:p text:style-name="P1"><text:span text:style-name="T6">S2. Collect </text:span></text:p>
          <text:p text:style-name="P1"><text:span text:style-name="T6">RF predicted </text:span></text:p>
          <text:p text:style-name="P1"><text:span text:style-name="T6">phase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49" draw:id="id49" draw:layer="layout" svg:width="4.73cm" svg:height="3.9cm" svg:x="16.87cm" svg:y="3.6cm">
          <text:p text:style-name="P1"><text:span text:style-name="T6">S3. Wait for</text:span></text:p>
          <text:p text:style-name="P1"><text:span text:style-name="T7">TGM_PHASE_TIME</text:span></text:p>
          <text:p text:style-name="P1"><text:span text:style-name="T6">from B2B</text:span></text:p>
          <text:p text:style-name="P1"><text:span text:style-name="T6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xml:id="id48" draw:id="id48" draw:layer="layout" svg:width="5.73cm" svg:height="5.2cm" svg:x="23.17cm" svg:y="2.5cm">
          <text:p text:style-name="P1"><text:span text:style-name="T6">S4. Calculate </text:span></text:p>
          <text:p text:style-name="P1"><text:span text:style-name="T6">synchronization </text:span></text:p>
          <text:p text:style-name="P1"><text:span text:style-name="T6">Window, </text:span></text:p>
          <text:p text:style-name="P1"><text:span text:style-name="T6">phase shift/jump, </text:span></text:p>
          <text:p text:style-name="P1"><text:span text:style-name="T6">phase correction</text:span></text:p>
          <text:p text:style-name="P1"><text:span text:style-name="T6"><text:s/></text:span><text:span text:style-name="T6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xml:id="id46" draw:id="id46" draw:layer="layout" svg:width="7.2cm" svg:height="6.5cm" svg:x="29.6cm" svg:y="2.1cm">
          <text:p text:style-name="P1"><text:span text:style-name="T6">S5. Send </text:span></text:p>
          <text:p text:style-name="P1"><text:span text:style-name="T8">TGM_SYNCH_WIN</text:span></text:p>
          <text:p text:style-name="P1"><text:span text:style-name="T9">TGM_PHASE_CORRECTION</text:span></text:p>
          <text:p text:style-name="P1"><text:span text:style-name="T6">to WR </text:span></text:p>
          <text:p text:style-name="P1"><text:span text:style-name="T6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xml:id="id47" draw:id="id47" draw:layer="layout" svg:width="5.7cm" svg:height="4.868cm" svg:x="37.4cm" svg:y="2.6cm">
          <text:p text:style-name="P1"><text:span text:style-name="T6">S6. Give </text:span></text:p>
          <text:p text:style-name="P1"><text:span text:style-name="T6"><text:s/></text:span><text:span text:style-name="T6">phase shift/jump </text:span></text:p>
          <text:p text:style-name="P1"><text:span text:style-name="T6">values to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52" draw:id="id52" draw:layer="layout" svg:width="6.2cm" svg:height="4.9cm" svg:x="44.6cm" svg:y="2.7cm">
          <text:p text:style-name="P1"><text:span text:style-name="T6">S7. Wait For</text:span></text:p>
          <text:p text:style-name="P1"><text:span text:style-name="T10">TGM_KICKER_TIME_S</text:span></text:p>
          <text:p text:style-name="P1"><text:span text:style-name="T6">TGM_KICKER_TIME_T </text:span></text:p>
          <text:p text:style-name="P1"><text:span text:style-name="T6">from source and target</text:span></text:p>
          <text:p text:style-name="P1"><text:span text:style-name="T6"><text:s/></text:span><text:span text:style-name="T6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53" draw:id="id53" draw:layer="layout" svg:width="4.8cm" svg:height="4.2cm" svg:x="51.9cm" svg:y="3.6cm">
          <text:p text:style-name="P1"><text:span text:style-name="T6">S8. B2B status </text:span></text:p>
          <text:p text:style-name="P1"><text:span text:style-name="T6">check and send</text:span></text:p>
          <text:p text:style-name="P1"><text:span text:style-name="T11">TGM_B2B_STATUS</text:span></text:p>
          <text:p text:style-name="P1"><text:span text:style-name="T6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svg:x1="35.746cm" svg:y1="7.649cm" svg:x2="38.234cm" svg:y2="6.756cm" draw:start-shape="id46" draw:start-glue-point="9" draw:end-shape="id47" draw:end-glue-point="7" svg:d="M35746 7649c0 2179 2488 2626 2488-893" svg:viewBox="0 0 2489 2588"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9" draw:text-style-name="P11" draw:layer="layout" draw:type="curve" draw:line-skew="-0.743cm" svg:x1="28.061cm" svg:y1="6.939cm" svg:x2="30.654cm" svg:y2="7.649cm" draw:start-shape="id48" draw:start-glue-point="9" draw:end-shape="id46" draw:end-glue-point="7" svg:d="M28061 6939c0 2130 2593 1775 2593 710" svg:viewBox="0 0 2594 1558">
          <text:p text:style-name="P1"><text:span text:style-name="T12"/></text:p>
          <text:p text:style-name="P1"><text:span text:style-name="T12"/></text:p>
          <text:p text:style-name="P1"><text:span text:style-name="T12">OK</text:span></text:p>
          <text:p text:style-name="P1"><text:span text:style-name="T12"/></text:p>
          <text:p text:style-name="P1"><text:span text:style-name="T12"/></text:p>
        </draw:connector>
        <draw:connector draw:style-name="gr9" draw:text-style-name="P11" draw:layer="layout" draw:type="curve" svg:x1="20.908cm" svg:y1="6.929cm" svg:x2="24.009cm" svg:y2="6.939cm" draw:start-shape="id49" draw:start-glue-point="9" draw:end-shape="id48" draw:end-glue-point="7" svg:d="M20908 6929c0 1909 3101 1904 3101 10" svg:viewBox="0 0 3102 1432">
          <text:p text:style-name="P1"><text:span text:style-name="T12"><text:s text:c="15"/></text:span><text:span text:style-name="T12">OK <text:s text:c="15"/></text:span></text:p>
        </draw:connector>
        <draw:connector draw:style-name="gr9" draw:text-style-name="P11" draw:layer="layout" draw:type="curve" svg:x1="14.466cm" svg:y1="6.668cm" svg:x2="17.562cm" svg:y2="6.929cm" draw:start-shape="id50" draw:start-glue-point="9" draw:end-shape="id49" draw:end-glue-point="7" svg:d="M14466 6668c0 2001 3096 1870 3096 261" svg:viewBox="0 0 3097 1486">
          <text:p text:style-name="P1"><text:span text:style-name="T12">OK <text:s text:c="4"/></text:span></text:p>
        </draw:connector>
        <draw:connector draw:style-name="gr9" draw:text-style-name="P11" draw:layer="layout" draw:type="curve" svg:x1="7.335cm" svg:y1="7cm" svg:x2="11.404cm" svg:y2="6.668cm" draw:start-shape="id51" draw:start-glue-point="8" draw:end-shape="id50" draw:end-glue-point="7" svg:d="M7335 7000c0 1051 4069 1217 4069-332" svg:viewBox="0 0 4070 1143">
          <text:p text:style-name="P1"><text:span text:style-name="T12"><text:s text:c="5"/></text:span></text:p>
        </draw:connector>
        <draw:connector draw:style-name="gr10" draw:text-style-name="P11" draw:layer="layout" draw:type="curve" svg:x1="42.266cm" svg:y1="6.756cm" svg:x2="45.508cm" svg:y2="6.883cm" draw:start-shape="id47" draw:start-glue-point="9" draw:end-shape="id52" draw:end-glue-point="7" svg:d="M42266 6756c0 2019 3242 1955 3242 127" svg:viewBox="0 0 3243 1507">
          <text:p/>
        </draw:connector>
        <draw:connector draw:style-name="gr9" draw:text-style-name="P11" draw:layer="layout" draw:type="curve" svg:x1="49.892cm" svg:y1="6.883cm" svg:x2="52.603cm" svg:y2="7.185cm" draw:start-shape="id52" draw:start-glue-point="9" draw:end-shape="id53" draw:end-glue-point="7" svg:d="M49892 6883c0 2128 2711 1977 2711 302" svg:viewBox="0 0 2712 1579">
          <text:p text:style-name="P1"><text:span text:style-name="T12"><text:s text:c="7"/></text:span><text:span text:style-name="T12">OK</text:span></text:p>
        </draw:connector>
        <draw:connector draw:style-name="gr10" draw:text-style-name="P11" draw:layer="layout" draw:type="curve" draw:line-skew="-1.256cm" svg:x1="54.3cm" svg:y1="3.6cm" svg:x2="7.335cm" svg:y2="3.367cm" draw:start-shape="id53" draw:start-glue-point="4" draw:end-shape="id51" draw:end-glue-point="4" svg:d="M54300 3600c0-2986-46965-2870-46965-233" svg:viewBox="0 0 46966 2226">
          <text:p/>
        </draw:connector>
        <draw:line draw:style-name="gr37" draw:text-style-name="P11" draw:layer="layout" svg:x1="5cm" svg:y1="14.8cm" svg:x2="58cm" svg:y2="14.8cm">
          <text:p/>
        </draw:line>
        <draw:frame draw:style-name="gr38" draw:text-style-name="P12" draw:layer="layout" svg:width="6cm" svg:height="1.3cm" svg:x="56.4cm" svg:y="15.4cm">
          <draw:text-box>
            <text:p><text:span text:style-name="T13">time</text:span></text:p>
          </draw:text-box>
        </draw:frame>
        <draw:line draw:style-name="gr11" draw:text-style-name="P11" draw:layer="layout" svg:x1="7.4cm" svg:y1="6.9cm" svg:x2="7.4cm" svg:y2="35.8cm">
          <text:p/>
        </draw:line>
        <draw:line draw:style-name="gr11" draw:text-style-name="P11" draw:layer="layout" svg:x1="11.6cm" svg:y1="6.9cm" svg:x2="11.6cm" svg:y2="23.5cm">
          <text:p/>
        </draw:line>
        <draw:line draw:style-name="gr11" draw:text-style-name="P11" draw:layer="layout" svg:x1="17.7cm" svg:y1="7cm" svg:x2="17.7cm" svg:y2="14.5cm">
          <text:p/>
        </draw:line>
        <draw:line draw:style-name="gr11" draw:text-style-name="P11" draw:layer="layout" svg:x1="20.9cm" svg:y1="7.1cm" svg:x2="20.9cm" svg:y2="14.6cm">
          <text:p/>
        </draw:line>
        <draw:line draw:style-name="gr11" draw:text-style-name="P11" draw:layer="layout" svg:x1="45.5cm" svg:y1="7.1cm" svg:x2="45.5cm" svg:y2="14.6cm">
          <text:p/>
        </draw:line>
        <draw:line draw:style-name="gr11" draw:text-style-name="P11" draw:layer="layout" svg:x1="52.7cm" svg:y1="7.4cm" svg:x2="52.7cm" svg:y2="14.9cm">
          <text:p/>
        </draw:line>
        <draw:line draw:style-name="gr11" draw:text-style-name="P11" draw:layer="layout" svg:x1="56.7cm" svg:y1="6.1cm" svg:x2="56.8cm" svg:y2="14.5cm">
          <text:p/>
        </draw:line>
        <draw:line draw:style-name="gr20" draw:text-style-name="P13" draw:layer="layout" svg:x1="7.5cm" svg:y1="13.6cm" svg:x2="11.4cm" svg:y2="13.6cm">
          <text:p text:style-name="P1"><text:span text:style-name="T13">0.5 ms</text:span></text:p>
          <text:p text:style-name="P1"><text:span text:style-name="T13"/></text:p>
        </draw:line>
        <draw:line draw:style-name="gr20" draw:text-style-name="P13" draw:layer="layout" svg:x1="11.5cm" svg:y1="13.6cm" svg:x2="17.6cm" svg:y2="13.6cm">
          <text:p text:style-name="P1"><text:span text:style-name="T14">≈ <text:s/></text:span><text:span text:style-name="T13">450 ns</text:span></text:p>
          <text:p text:style-name="P1"><text:span text:style-name="T13"/></text:p>
        </draw:line>
        <draw:line draw:style-name="gr20" draw:text-style-name="P13" draw:layer="layout" svg:x1="17.7cm" svg:y1="13.7cm" svg:x2="20.9cm" svg:y2="13.7cm">
          <text:p text:style-name="P1"><text:span text:style-name="T13">WR network</text:span></text:p>
          <text:p text:style-name="P1"><text:span text:style-name="T13">0.5 ms</text:span></text:p>
          <text:p text:style-name="P1"><text:span text:style-name="T13"/></text:p>
          <text:p text:style-name="P1"><text:span text:style-name="T13"/></text:p>
        </draw:line>
        <draw:line draw:style-name="gr20" draw:text-style-name="P13" draw:layer="layout" svg:x1="7.5cm" svg:y1="9.9cm" svg:x2="52.9cm" svg:y2="10.1cm">
          <text:p text:style-name="P1"><text:span text:style-name="T13"/></text:p>
          <text:p text:style-name="P1"><text:span text:style-name="T14">&lt; </text:span><text:span text:style-name="T13">11.5 ms</text:span></text:p>
          <text:p text:style-name="P1"><text:span text:style-name="T13"/></text:p>
          <text:p text:style-name="P1"><text:span text:style-name="T13"/></text:p>
        </draw:line>
        <draw:line draw:style-name="gr20" draw:text-style-name="P13" draw:layer="layout" svg:x1="52.8cm" svg:y1="13.7cm" svg:x2="56.8cm" svg:y2="13.7cm">
          <text:p text:style-name="P1"><text:span text:style-name="T13"/></text:p>
          <text:p text:style-name="P1"><text:span text:style-name="T14">≈ </text:span><text:span text:style-name="T14">0.1 ms</text:span></text:p>
          <text:p text:style-name="P1"><text:span text:style-name="T13"/></text:p>
          <text:p text:style-name="P1"><text:span text:style-name="T13"/></text:p>
        </draw:line>
        <draw:custom-shape draw:style-name="gr21" draw:text-style-name="P9" xml:id="id55" draw:id="id55" draw:layer="layout" svg:width="4.33cm" svg:height="3.633cm" svg:x="5.164cm" svg:y="17.11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56" draw:id="id56" draw:layer="layout" svg:width="4.33cm" svg:height="3.633cm" svg:x="10.97cm" svg:y="16.767cm">
          <text:p text:style-name="P1"><text:span text:style-name="T12">S2. Collect </text:span></text:p>
          <text:p text:style-name="P1"><text:span text:style-name="T12">RF predicted </text:span></text:p>
          <text:p text:style-name="P1"><text:span text:style-name="T12">phase </text:span></text:p>
          <text:p text:style-name="P1"><text:span text:style-name="T1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54" draw:id="id54" draw:layer="layout" svg:width="4.73cm" svg:height="3.9cm" svg:x="17.3cm" svg:y="16.6cm">
          <text:p text:style-name="P1"><text:span text:style-name="T12">S3. Send </text:span></text:p>
          <text:p text:style-name="P1"><text:span text:style-name="T15">TGM_PHASE_TIME</text:span></text:p>
          <text:p text:style-name="P1"><text:span text:style-name="T12">to B2B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draw:type="curve" svg:x1="17.992cm" svg:y1="17.171cm" svg:x2="8.86cm" svg:y2="17.649cm" draw:start-shape="id54" draw:start-glue-point="5" draw:end-shape="id55" draw:end-glue-point="11" svg:d="M17992 17171c0-1608-9132-1847-9132 478" svg:viewBox="0 0 9133 1716">
          <text:p text:style-name="P1"><text:span text:style-name="T13"><text:s text:c="29"/></text:span></text:p>
        </draw:connector>
        <draw:connector draw:style-name="gr9" draw:text-style-name="P11" draw:layer="layout" draw:type="curve" svg:x1="14.666cm" svg:y1="19.868cm" svg:x2="17.992cm" svg:y2="19.929cm" draw:start-shape="id56" draw:start-glue-point="9" draw:end-shape="id54" draw:end-glue-point="7" svg:d="M14666 19868c0 1701 3326 1670 3326 61" svg:viewBox="0 0 3327 1273">
          <text:p text:style-name="P1"><text:span text:style-name="T12"><text:s text:c="6"/></text:span></text:p>
        </draw:connector>
        <draw:connector draw:style-name="gr10" draw:text-style-name="P11" draw:layer="layout" draw:type="curve" svg:x1="7.329cm" svg:y1="20.75cm" svg:x2="11.604cm" svg:y2="19.868cm" draw:start-shape="id55" draw:start-glue-point="8" draw:end-shape="id56" draw:end-glue-point="7" svg:d="M7329 20750c0 751 4275 1192 4275-882" svg:viewBox="0 0 4276 1508">
          <text:p/>
        </draw:connector>
        <draw:line draw:style-name="gr37" draw:text-style-name="P13" draw:layer="layout" svg:x1="5cm" svg:y1="23.1cm" svg:x2="58cm" svg:y2="23.1cm">
          <text:p/>
        </draw:line>
        <draw:line draw:style-name="gr11" draw:text-style-name="P11" draw:layer="layout" svg:x1="18cm" svg:y1="19.9cm" svg:x2="18cm" svg:y2="23.5cm">
          <text:p/>
        </draw:line>
        <draw:frame draw:style-name="gr24" draw:text-style-name="P15" draw:layer="layout" svg:width="5.4cm" svg:height="1.7cm" svg:x="56.2cm" svg:y="23.1cm">
          <draw:text-box>
            <text:p><text:span text:style-name="T16">time</text:span></text:p>
          </draw:text-box>
        </draw:frame>
        <draw:line draw:style-name="gr20" draw:text-style-name="P13" draw:layer="layout" svg:x1="7.4cm" svg:y1="22.3cm" svg:x2="11.7cm" svg:y2="22.3cm">
          <text:p text:style-name="P1"><text:span text:style-name="T13">0.5 ms</text:span></text:p>
          <text:p text:style-name="P1"><text:span text:style-name="T13"/></text:p>
        </draw:line>
        <draw:line draw:style-name="gr20" draw:text-style-name="P13" draw:layer="layout" svg:x1="11.5cm" svg:y1="22.3cm" svg:x2="18.1cm" svg:y2="22.3cm">
          <text:p text:style-name="P1"><text:span text:style-name="T14">≈ <text:s/></text:span><text:span text:style-name="T13">450 ns</text:span></text:p>
          <text:p text:style-name="P1"><text:span text:style-name="T13"/></text:p>
        </draw:line>
        <draw:line draw:style-name="gr11" draw:text-style-name="P11" draw:layer="layout" svg:x1="20cm" svg:y1="20.4cm" svg:x2="20cm" svg:y2="23.2cm">
          <text:p/>
        </draw:line>
        <draw:line draw:style-name="gr20" draw:text-style-name="P13" draw:layer="layout" svg:x1="18cm" svg:y1="22.3cm" svg:x2="20cm" svg:y2="22.3cm">
          <text:p text:style-name="P1"><text:span text:style-name="T13"/></text:p>
          <text:p text:style-name="P1"><text:span text:style-name="T14">≈ </text:span><text:span text:style-name="T14">5</text:span><text:span text:style-name="T13"> us</text:span></text:p>
          <text:p text:style-name="P1"><text:span text:style-name="T13"/></text:p>
          <text:p text:style-name="P1"><text:span text:style-name="T13"/></text:p>
        </draw:line>
        <draw:custom-shape draw:style-name="gr21" draw:text-style-name="P9" xml:id="id59" draw:id="id59" draw:layer="layout" svg:width="4.33cm" svg:height="3.633cm" svg:x="5.03cm" svg:y="2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62" draw:id="id62" draw:layer="layout" svg:width="5.2cm" svg:height="4.6cm" svg:x="35.3cm" svg:y="26.3cm">
          <text:p text:style-name="P1"><text:span text:style-name="T12">S4. Wait for </text:span></text:p>
          <text:p text:style-name="P1"><text:span text:style-name="T17">TGM_SYNCH_WIN</text:span></text:p>
          <text:p text:style-name="P1"><text:span text:style-name="T12"><text:s/></text:span><text:span text:style-name="T12">from</text:span></text:p>
          <text:p text:style-name="P1"><text:span text:style-name="T12"><text:s/></text:span><text:span text:style-name="T12">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57" draw:id="id57" draw:layer="layout" svg:width="4.17cm" svg:height="3.6cm" svg:x="43.7cm" svg:y="26.7cm">
          <text:p text:style-name="P1"><text:span text:style-name="T12">S5. Get </text:span></text:p>
          <text:p text:style-name="P1"><text:span text:style-name="T12">extraction <text:s/></text:span></text:p>
          <text:p text:style-name="P1"><text:span text:style-name="T12">trigger and firing</text:span></text:p>
          <text:p text:style-name="P1"><text:span text:style-name="T12"><text:s/></text:span><text:span text:style-name="T1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svg:x1="47.26cm" svg:y1="29.773cm" svg:x2="50.276cm" svg:y2="30.027cm" draw:start-shape="id57" draw:start-glue-point="9" draw:end-shape="id58" draw:end-glue-point="7" svg:d="M47260 29773c0 2143 3016 2016 3016 254" svg:viewBox="0 0 3017 1593">
          <text:p text:style-name="P1"><text:span text:style-name="T12"><text:s text:c="29"/></text:span></text:p>
        </draw:connector>
        <draw:connector draw:style-name="gr9" draw:text-style-name="P11" draw:layer="layout" draw:type="curve" svg:x1="39.739cm" svg:y1="30.227cm" svg:x2="44.31cm" svg:y2="29.773cm" draw:end-shape="id57" draw:end-glue-point="7" svg:d="M39739 30227c0 862 4571 1089 4571-454" svg:viewBox="0 0 4572 1132">
          <text:p text:style-name="P1"><text:span text:style-name="T12"><text:s text:c="6"/></text:span></text:p>
        </draw:connector>
        <draw:connector draw:style-name="gr10" draw:text-style-name="P11" draw:layer="layout" draw:type="curve" draw:line-skew="-0.614cm" svg:x1="8.726cm" svg:y1="30.101cm" svg:x2="19.113cm" svg:y2="30.454cm" draw:start-shape="id59" draw:start-glue-point="9" draw:end-shape="id60" draw:end-glue-point="7" svg:d="M8726 30101c0 1480 10387 1304 10387 353" svg:viewBox="0 0 10388 1090">
          <text:p/>
        </draw:connector>
        <draw:custom-shape draw:style-name="gr27" draw:text-style-name="P14" xml:id="id58" draw:id="id58" draw:layer="layout" svg:width="5.3cm" svg:height="4.6cm" svg:x="49.5cm" svg:y="26.1cm">
          <text:p text:style-name="P1"><text:span text:style-name="T12">S6. Send <text:s/></text:span></text:p>
          <text:p text:style-name="P1"><text:span text:style-name="T18">TGM_KICKER_TIME_S</text:span><text:span text:style-name="T12"> </text:span></text:p>
          <text:p text:style-name="P1"><text:span text:style-name="T12">to B2B 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draw:type="curve" draw:line-skew="-0.421cm" svg:x1="50.276cm" svg:y1="26.773cm" svg:x2="8.726cm" svg:y2="27.532cm" draw:start-shape="id58" draw:start-glue-point="5" draw:end-shape="id59" draw:end-glue-point="11" svg:d="M50276 26773c0-2392-41550-2772-41550 759" svg:viewBox="0 0 41551 2604">
          <text:p/>
        </draw:connector>
        <draw:line draw:style-name="gr37" draw:text-style-name="P16" draw:layer="layout" svg:x1="5cm" svg:y1="34.8cm" svg:x2="58cm" svg:y2="34.8cm">
          <text:p/>
        </draw:line>
        <draw:frame draw:style-name="gr24" draw:text-style-name="P17" draw:layer="layout" svg:width="5.4cm" svg:height="1.7cm" svg:x="56.1cm" svg:y="35.1cm">
          <draw:text-box>
            <text:p><text:span text:style-name="T19">time</text:span></text:p>
          </draw:text-box>
        </draw:frame>
        <draw:line draw:style-name="gr20" draw:text-style-name="P13" draw:layer="layout" svg:x1="21cm" svg:y1="13.7cm" svg:x2="45.4cm" svg:y2="13.7cm">
          <text:p text:style-name="P1"><text:span text:style-name="T13"/></text:p>
          <text:p text:style-name="P1"><text:span text:style-name="T14">≈ </text:span><text:span text:style-name="T14">0.1 m</text:span><text:span text:style-name="T13">s</text:span></text:p>
          <text:p text:style-name="P1"><text:span text:style-name="T13"/></text:p>
          <text:p text:style-name="P1"><text:span text:style-name="T13"/></text:p>
        </draw:line>
        <draw:line draw:style-name="gr11" draw:text-style-name="P11" draw:layer="layout" svg:x1="54.7cm" svg:y1="29.1cm" svg:x2="54.7cm" svg:y2="36cm">
          <text:p/>
        </draw:line>
        <draw:line draw:style-name="gr20" draw:text-style-name="P16" draw:layer="layout" svg:x1="7.3cm" svg:y1="33.7cm" svg:x2="54.5cm" svg:y2="33.7cm">
          <text:p text:style-name="P1"><text:span text:style-name="T20"><text:s/></text:span></text:p>
          <text:p text:style-name="P1"><text:span text:style-name="T20">≈ </text:span><text:span text:style-name="T20">11 m</text:span><text:span text:style-name="T19">s</text:span></text:p>
          <text:p text:style-name="P1"><text:span text:style-name="T19"/></text:p>
          <text:p text:style-name="P1"><text:span text:style-name="T19"/></text:p>
        </draw:line>
        <draw:frame draw:style-name="gr39" draw:text-style-name="P15" draw:layer="layout" svg:width="8.1cm" svg:height="1.374cm" svg:x="6cm" svg:y="35.126cm">
          <draw:text-box>
            <text:p><text:span text:style-name="T16">t</text:span><text:span text:style-name="T21">B2B</text:span></text:p>
          </draw:text-box>
        </draw:frame>
        <draw:custom-shape draw:style-name="gr40" draw:text-style-name="P14" xml:id="id60" draw:id="id60" draw:layer="layout" svg:width="7.6cm" svg:height="5.1cm" svg:x="18cm" svg:y="26.1cm">
          <text:p text:style-name="P1"><text:span text:style-name="T12">S2. Wait </text:span></text:p>
          <text:p text:style-name="P1"><text:span text:style-name="T12">for </text:span></text:p>
          <text:p text:style-name="P1"><text:span text:style-name="T22">TGM_PHASE_CORRECTION</text:span></text:p>
          <text:p text:style-name="P1"><text:span text:style-name="T12"><text:s/></text:span><text:span text:style-name="T12">from 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draw:line-skew="-0.511cm" svg:x1="24.487cm" svg:y1="30.454cm" svg:x2="28.817cm" svg:y2="30.112cm" draw:start-shape="id60" draw:start-glue-point="9" draw:end-shape="id61" draw:end-glue-point="7" svg:d="M24487 30454c0 1105 4330 1276 4330-342" svg:viewBox="0 0 4331 1194">
          <text:p text:style-name="P1"><text:span text:style-name="T12"><text:s text:c="6"/></text:span></text:p>
        </draw:connector>
        <draw:custom-shape draw:style-name="gr41" draw:text-style-name="P19" xml:id="id61" draw:id="id61" draw:layer="layout" svg:width="4.9cm" svg:height="4.7cm" svg:x="28.1cm" svg:y="26.1cm">
          <text:p text:style-name="P18"><text:span text:style-name="T23">S3. Give phase </text:span></text:p>
          <text:p text:style-name="P18"><text:span text:style-name="T23">correction </text:span></text:p>
          <text:p text:style-name="P18"><text:span text:style-name="T23">for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curve" draw:line-skew="-0.318cm" svg:x1="32.283cm" svg:y1="30.112cm" svg:x2="36.061cm" svg:y2="30.227cm" draw:start-shape="id61" draw:start-glue-point="9" draw:end-shape="id62" draw:end-glue-point="7" svg:d="M32283 30112c0 1458 3778 1400 3778 115" svg:viewBox="0 0 3779 1087">
          <text:p text:style-name="P1"><text:span text:style-name="T12"><text:s text:c="6"/></text:span></text:p>
        </draw:connector>
        <draw:frame draw:style-name="gr42" draw:text-style-name="P20" draw:layer="layout" svg:width="10.2cm" svg:height="3.095cm" svg:x="0.9cm" svg:y="0.505cm">
          <draw:text-box>
            <text:p><text:span text:style-name="T24">B2B source SCU</text:span></text:p>
          </draw:text-box>
        </draw:frame>
        <draw:frame draw:style-name="gr42" draw:text-style-name="P20" draw:layer="layout" svg:width="10.2cm" svg:height="3.095cm" svg:x="0.4cm" svg:y="14.905cm">
          <draw:text-box>
            <text:p><text:span text:style-name="T24">B2B target SCU</text:span></text:p>
          </draw:text-box>
        </draw:frame>
        <draw:frame draw:style-name="gr42" draw:text-style-name="P20" draw:layer="layout" svg:width="10.2cm" svg:height="3.095cm" svg:x="0.3cm" svg:y="23.705cm">
          <draw:text-box>
            <text:p><text:span text:style-name="T24">Source trigger SCU</text:span></text:p>
          </draw:text-box>
        </draw:frame>
        <draw:line draw:style-name="gr20" draw:text-style-name="P16" draw:layer="layout" svg:x1="7.6cm" svg:y1="32.526cm" svg:x2="39.8cm" svg:y2="32.7cm">
          <text:p text:style-name="P1"><text:span text:style-name="T20"/></text:p>
          <text:p text:style-name="P1"><text:span text:style-name="T20">1.1 ms + 0.5 ms ≈ </text:span><text:span text:style-name="T19">1.6 ms</text:span></text:p>
          <text:p text:style-name="P1"><text:span text:style-name="T19"/></text:p>
          <text:p text:style-name="P1"><text:span text:style-name="T19"/></text:p>
        </draw:line>
        <draw:line draw:style-name="gr11" draw:text-style-name="P11" draw:layer="layout" svg:x1="39.8cm" svg:y1="30.2cm" svg:x2="39.8cm" svg:y2="33cm">
          <text:p/>
        </draw:line>
        <draw:line draw:style-name="gr20" draw:text-style-name="P13" draw:layer="layout" svg:x1="7.5cm" svg:y1="11.4cm" svg:x2="45.6cm" svg:y2="11.5cm">
          <text:p text:style-name="P1"><text:span text:style-name="T13"/></text:p>
          <text:p text:style-name="P1"><text:span text:style-name="T14">≈ </text:span><text:span text:style-name="T14">1.1</text:span><text:span text:style-name="T13"> ms</text:span></text:p>
          <text:p text:style-name="P1"><text:span text:style-name="T13"/></text:p>
          <text:p text:style-name="P1"><text:span text:style-name="T13"/></text:p>
        </draw:line>
        <draw:line draw:style-name="gr20" draw:text-style-name="P13" draw:layer="layout" svg:x1="45.6cm" svg:y1="12.4cm" svg:x2="52.6cm" svg:y2="12.4cm">
          <text:p text:style-name="P1"><text:span text:style-name="T13"/></text:p>
          <text:p text:style-name="P1"><text:span text:style-name="T14">≈ </text:span><text:span text:style-name="T14">0.4</text:span><text:span text:style-name="T13"> ms</text:span></text:p>
          <text:p text:style-name="P1"><text:span text:style-name="T13"/></text:p>
          <text:p text:style-name="P1"><text:span text:style-name="T1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cm" fo:page-height="3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10-21T19:00:32.797000000</dc:date>
    <meta:editing-duration>P4DT16H10M13S</meta:editing-duration>
    <meta:editing-cycles>32</meta:editing-cycles>
    <meta:generator>LibreOffice/4.4.4.3$Windows_x86 LibreOffice_project/2c39ebcf046445232b798108aa8a7e7d89552ea8</meta:generator>
    <meta:document-statistic meta:object-count="221"/>
  </office:meta>
</office:document-meta>
</file>